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99cm" fo:min-width="0.15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1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17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1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7cm" fo:min-width="0.57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5cm" fo:min-width="0cm"/>
    </style:style>
    <style:style style:name="gr16" style:family="graphic" style:parent-style-name="standard">
      <style:graphic-properties draw:fill="none" draw:textarea-horizontal-align="justify" draw:textarea-vertical-align="middle" draw:auto-grow-height="false"/>
    </style:style>
    <style:style style:name="gr17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6cm" fo:min-width="0.688cm"/>
    </style:style>
    <style:style style:name="gr19" style:family="graphic" style:parent-style-name="standard">
      <style:graphic-properties draw:fill="none" draw:textarea-vertical-align="middle" draw:auto-grow-height="false" fo:min-height="0.749cm" fo:min-width="0.49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end" style:writing-mode="rl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line draw:style-name="gr1" draw:text-style-name="P1" xml:id="id4" draw:id="id4" draw:layer="layout" svg:x1="2.723cm" svg:y1="1.067cm" svg:x2="3.49cm" svg:y2="1.067cm">
          <text:p/>
        </draw:line>
        <draw:line draw:style-name="gr1" draw:text-style-name="P1" draw:layer="layout" svg:x1="2.708cm" svg:y1="1.349cm" svg:x2="3.501cm" svg:y2="1.349cm">
          <text:p/>
        </draw:line>
        <draw:frame draw:style-name="gr2" draw:text-style-name="P2" draw:layer="layout" svg:width="0.659cm" svg:height="0.569cm" svg:x="2.824cm" svg:y="0.664cm">
          <draw:text-box>
            <text:p><text:span text:style-name="T1">1</text:span></text:p>
          </draw:text-box>
        </draw:frame>
        <draw:frame draw:style-name="gr2" draw:text-style-name="P2" draw:layer="layout" svg:width="0.659cm" svg:height="0.569cm" svg:x="2.824cm" svg:y="0.934cm">
          <draw:text-box>
            <text:p><text:span text:style-name="T1">2</text:span></text:p>
          </draw:text-box>
        </draw:frame>
        <draw:line draw:style-name="gr1" draw:text-style-name="P1" draw:layer="layout" svg:x1="2.696cm" svg:y1="1.636cm" svg:x2="3.489cm" svg:y2="1.636cm">
          <text:p/>
        </draw:line>
        <draw:line draw:style-name="gr1" draw:text-style-name="P1" draw:layer="layout" svg:x1="2.696cm" svg:y1="1.909cm" svg:x2="3.489cm" svg:y2="1.909cm">
          <text:p/>
        </draw:line>
        <draw:line draw:style-name="gr1" draw:text-style-name="P1" draw:layer="layout" svg:x1="2.711cm" svg:y1="2.196cm" svg:x2="3.504cm" svg:y2="2.196cm">
          <text:p/>
        </draw:line>
        <draw:line draw:style-name="gr1" draw:text-style-name="P1" draw:layer="layout" svg:x1="2.711cm" svg:y1="2.48cm" svg:x2="3.504cm" svg:y2="2.48cm">
          <text:p/>
        </draw:line>
        <draw:line draw:style-name="gr1" draw:text-style-name="P1" draw:layer="layout" svg:x1="2.706cm" svg:y1="2.783cm" svg:x2="3.499cm" svg:y2="2.783cm">
          <text:p/>
        </draw:line>
        <draw:frame draw:style-name="gr2" draw:text-style-name="P2" draw:layer="layout" svg:width="0.659cm" svg:height="0.569cm" svg:x="2.824cm" svg:y="1.213cm">
          <draw:text-box>
            <text:p><text:span text:style-name="T1">3</text:span></text:p>
          </draw:text-box>
        </draw:frame>
        <draw:frame draw:style-name="gr2" draw:text-style-name="P2" draw:layer="layout" svg:width="0.659cm" svg:height="0.569cm" svg:x="2.824cm" svg:y="1.505cm">
          <draw:text-box>
            <text:p><text:span text:style-name="T1">4</text:span></text:p>
          </draw:text-box>
        </draw:frame>
        <draw:frame draw:style-name="gr3" draw:text-style-name="P2" draw:layer="layout" svg:width="0.659cm" svg:height="0.569cm" svg:x="2.824cm" svg:y="1.778cm">
          <draw:text-box>
            <text:p><text:span text:style-name="T1">5</text:span></text:p>
          </draw:text-box>
        </draw:frame>
        <draw:frame draw:style-name="gr4" draw:text-style-name="P2" draw:layer="layout" svg:width="0.659cm" svg:height="0.569cm" svg:x="2.824cm" svg:y="2.057cm">
          <draw:text-box>
            <text:p><text:span text:style-name="T1">6</text:span></text:p>
          </draw:text-box>
        </draw:frame>
        <draw:frame draw:style-name="gr5" draw:text-style-name="P2" draw:layer="layout" svg:width="0.659cm" svg:height="0.569cm" svg:x="2.824cm" svg:y="2.346cm">
          <draw:text-box>
            <text:p><text:span text:style-name="T1">7</text:span></text:p>
          </draw:text-box>
        </draw:frame>
        <draw:frame draw:style-name="gr6" draw:text-style-name="P2" draw:layer="layout" svg:width="0.659cm" svg:height="0.572cm" svg:x="2.824cm" svg:y="2.654cm">
          <draw:text-box>
            <text:p><text:span text:style-name="T1">8</text:span></text:p>
          </draw:text-box>
        </draw:frame>
        <draw:frame draw:style-name="gr2" draw:text-style-name="P2" draw:layer="layout" svg:width="0.659cm" svg:height="0.569cm" svg:x="2.824cm" svg:y="2.951cm">
          <draw:text-box>
            <text:p><text:span text:style-name="T1">9</text:span></text:p>
          </draw:text-box>
        </draw:frame>
        <draw:frame draw:style-name="gr2" draw:text-style-name="P2" draw:layer="layout" svg:width="0.815cm" svg:height="0.569cm" svg:x="2.747cm" svg:y="3.228cm">
          <draw:text-box>
            <text:p><text:span text:style-name="T1">10</text:span></text:p>
          </draw:text-box>
        </draw:frame>
        <draw:frame draw:style-name="gr2" draw:text-style-name="P2" draw:layer="layout" svg:width="0.794cm" svg:height="0.569cm" svg:x="2.772cm" svg:y="3.52cm">
          <draw:text-box>
            <text:p><text:span text:style-name="T1">11</text:span></text:p>
          </draw:text-box>
        </draw:frame>
        <draw:frame draw:style-name="gr2" draw:text-style-name="P2" draw:layer="layout" svg:width="0.815cm" svg:height="0.569cm" svg:x="2.762cm" svg:y="3.796cm">
          <draw:text-box>
            <text:p><text:span text:style-name="T1">12</text:span></text:p>
          </draw:text-box>
        </draw:frame>
        <draw:frame draw:style-name="gr2" draw:text-style-name="P2" draw:layer="layout" svg:width="0.815cm" svg:height="0.569cm" svg:x="2.762cm" svg:y="4.366cm">
          <draw:text-box>
            <text:p><text:span text:style-name="T1">14</text:span></text:p>
          </draw:text-box>
        </draw:frame>
        <draw:frame draw:style-name="gr2" draw:text-style-name="P2" draw:layer="layout" svg:width="0.815cm" svg:height="0.569cm" svg:x="2.762cm" svg:y="4.074cm">
          <draw:text-box>
            <text:p><text:span text:style-name="T1">13</text:span></text:p>
          </draw:text-box>
        </draw:frame>
        <draw:frame draw:style-name="gr2" draw:text-style-name="P2" draw:layer="layout" svg:width="0.815cm" svg:height="0.569cm" svg:x="2.747cm" svg:y="4.658cm">
          <draw:text-box>
            <text:p><text:span text:style-name="T1">15</text:span></text:p>
          </draw:text-box>
        </draw:frame>
        <draw:frame draw:style-name="gr2" draw:text-style-name="P2" draw:layer="layout" svg:width="0.815cm" svg:height="0.569cm" svg:x="2.762cm" svg:y="4.95cm">
          <draw:text-box>
            <text:p><text:span text:style-name="T1">16</text:span></text:p>
          </draw:text-box>
        </draw:frame>
        <draw:frame draw:style-name="gr2" draw:text-style-name="P2" draw:layer="layout" svg:width="0.815cm" svg:height="0.569cm" svg:x="2.747cm" svg:y="5.242cm">
          <draw:text-box>
            <text:p><text:span text:style-name="T1">17</text:span></text:p>
          </draw:text-box>
        </draw:frame>
        <draw:frame draw:style-name="gr7" draw:text-style-name="P2" draw:layer="layout" svg:width="0.815cm" svg:height="0.603cm" svg:x="2.748cm" svg:y="5.531cm">
          <draw:text-box>
            <text:p><text:span text:style-name="T1">18</text:span></text:p>
          </draw:text-box>
        </draw:frame>
        <draw:frame draw:style-name="gr2" draw:text-style-name="P2" draw:layer="layout" svg:width="0.815cm" svg:height="0.569cm" svg:x="2.747cm" svg:y="5.795cm">
          <draw:text-box>
            <text:p><text:span text:style-name="T1">19</text:span></text:p>
          </draw:text-box>
        </draw:frame>
        <draw:frame draw:style-name="gr8" draw:text-style-name="P2" draw:layer="layout" svg:width="0.815cm" svg:height="0.709cm" svg:x="2.762cm" svg:y="6.068cm">
          <draw:text-box>
            <text:p><text:span text:style-name="T1">20</text:span></text:p>
          </draw:text-box>
        </draw:frame>
        <draw:line draw:style-name="gr1" draw:text-style-name="P1" draw:layer="layout" svg:x1="2.723cm" svg:y1="3.083cm" svg:x2="3.49cm" svg:y2="3.083cm">
          <text:p/>
        </draw:line>
        <draw:line draw:style-name="gr1" draw:text-style-name="P1" draw:layer="layout" svg:x1="2.708cm" svg:y1="3.365cm" svg:x2="3.501cm" svg:y2="3.365cm">
          <text:p/>
        </draw:line>
        <draw:line draw:style-name="gr1" draw:text-style-name="P1" draw:layer="layout" svg:x1="2.696cm" svg:y1="3.652cm" svg:x2="3.489cm" svg:y2="3.652cm">
          <text:p/>
        </draw:line>
        <draw:line draw:style-name="gr1" draw:text-style-name="P1" draw:layer="layout" svg:x1="2.696cm" svg:y1="3.925cm" svg:x2="3.489cm" svg:y2="3.925cm">
          <text:p/>
        </draw:line>
        <draw:line draw:style-name="gr1" draw:text-style-name="P1" draw:layer="layout" svg:x1="2.711cm" svg:y1="4.212cm" svg:x2="3.504cm" svg:y2="4.212cm">
          <text:p/>
        </draw:line>
        <draw:line draw:style-name="gr1" draw:text-style-name="P1" draw:layer="layout" svg:x1="2.711cm" svg:y1="4.496cm" svg:x2="3.504cm" svg:y2="4.496cm">
          <text:p/>
        </draw:line>
        <draw:line draw:style-name="gr1" draw:text-style-name="P1" draw:layer="layout" svg:x1="2.706cm" svg:y1="4.799cm" svg:x2="3.499cm" svg:y2="4.799cm">
          <text:p/>
        </draw:line>
        <draw:line draw:style-name="gr1" draw:text-style-name="P1" draw:layer="layout" svg:x1="2.738cm" svg:y1="5.098cm" svg:x2="3.505cm" svg:y2="5.098cm">
          <text:p/>
        </draw:line>
        <draw:line draw:style-name="gr1" draw:text-style-name="P1" draw:layer="layout" svg:x1="2.723cm" svg:y1="5.38cm" svg:x2="3.516cm" svg:y2="5.38cm">
          <text:p/>
        </draw:line>
        <draw:line draw:style-name="gr1" draw:text-style-name="P1" draw:layer="layout" svg:x1="2.711cm" svg:y1="5.667cm" svg:x2="3.504cm" svg:y2="5.667cm">
          <text:p/>
        </draw:line>
        <draw:line draw:style-name="gr1" draw:text-style-name="P1" draw:layer="layout" svg:x1="2.711cm" svg:y1="5.94cm" svg:x2="3.504cm" svg:y2="5.94cm">
          <text:p/>
        </draw:line>
        <draw:line draw:style-name="gr1" draw:text-style-name="P1" draw:layer="layout" svg:x1="2.726cm" svg:y1="6.227cm" svg:x2="3.519cm" svg:y2="6.227cm">
          <text:p/>
        </draw:line>
        <draw:line draw:style-name="gr1" draw:text-style-name="P1" draw:layer="layout" svg:x1="2.739cm" svg:y1="6.497cm" svg:x2="3.506cm" svg:y2="6.497cm">
          <text:p/>
        </draw:line>
        <draw:line draw:style-name="gr1" draw:text-style-name="P1" draw:layer="layout" svg:x1="5.911cm" svg:y1="1.085cm" svg:x2="6.678cm" svg:y2="1.085cm">
          <text:p/>
        </draw:line>
        <draw:line draw:style-name="gr1" draw:text-style-name="P1" draw:layer="layout" svg:x1="5.911cm" svg:y1="1.367cm" svg:x2="6.704cm" svg:y2="1.367cm">
          <text:p/>
        </draw:line>
        <draw:frame draw:style-name="gr2" draw:text-style-name="P2" draw:layer="layout" svg:width="0.815cm" svg:height="0.569cm" svg:x="5.95cm" svg:y="0.943cm">
          <draw:text-box>
            <text:p><text:span text:style-name="T1">39</text:span></text:p>
          </draw:text-box>
        </draw:frame>
        <draw:frame draw:style-name="gr2" draw:text-style-name="P2" draw:layer="layout" svg:width="0.815cm" svg:height="0.569cm" svg:x="5.95cm" svg:y="1.229cm">
          <draw:text-box>
            <text:p><text:span text:style-name="T1">38</text:span></text:p>
          </draw:text-box>
        </draw:frame>
        <draw:line draw:style-name="gr1" draw:text-style-name="P1" draw:layer="layout" svg:x1="5.911cm" svg:y1="1.654cm" svg:x2="6.704cm" svg:y2="1.654cm">
          <text:p/>
        </draw:line>
        <draw:line draw:style-name="gr1" draw:text-style-name="P1" draw:layer="layout" svg:x1="5.911cm" svg:y1="1.927cm" svg:x2="6.704cm" svg:y2="1.927cm">
          <text:p/>
        </draw:line>
        <draw:line draw:style-name="gr1" draw:text-style-name="P1" draw:layer="layout" svg:x1="5.911cm" svg:y1="2.214cm" svg:x2="6.704cm" svg:y2="2.214cm">
          <text:p/>
        </draw:line>
        <draw:line draw:style-name="gr1" draw:text-style-name="P1" draw:layer="layout" svg:x1="5.911cm" svg:y1="2.498cm" svg:x2="6.704cm" svg:y2="2.498cm">
          <text:p/>
        </draw:line>
        <draw:line draw:style-name="gr1" draw:text-style-name="P1" draw:layer="layout" svg:x1="5.911cm" svg:y1="2.801cm" svg:x2="6.704cm" svg:y2="2.801cm">
          <text:p/>
        </draw:line>
        <draw:frame draw:style-name="gr2" draw:text-style-name="P2" draw:layer="layout" svg:width="0.815cm" svg:height="0.569cm" svg:x="5.926cm" svg:y="1.525cm">
          <draw:text-box>
            <text:p><text:span text:style-name="T1">37</text:span></text:p>
          </draw:text-box>
        </draw:frame>
        <draw:frame draw:style-name="gr2" draw:text-style-name="P2" draw:layer="layout" svg:width="0.815cm" svg:height="0.569cm" svg:x="5.926cm" svg:y="1.785cm">
          <draw:text-box>
            <text:p><text:span text:style-name="T1">36</text:span></text:p>
          </draw:text-box>
        </draw:frame>
        <draw:frame draw:style-name="gr3" draw:text-style-name="P2" draw:layer="layout" svg:width="0.815cm" svg:height="0.569cm" svg:x="5.95cm" svg:y="2.073cm">
          <draw:text-box>
            <text:p><text:span text:style-name="T1">35</text:span></text:p>
          </draw:text-box>
        </draw:frame>
        <draw:frame draw:style-name="gr4" draw:text-style-name="P2" draw:layer="layout" svg:width="0.815cm" svg:height="0.569cm" svg:x="5.927cm" svg:y="2.383cm">
          <draw:text-box>
            <text:p><text:span text:style-name="T1">34</text:span></text:p>
          </draw:text-box>
        </draw:frame>
        <draw:frame draw:style-name="gr6" draw:text-style-name="P2" draw:layer="layout" svg:width="0.815cm" svg:height="0.572cm" svg:x="5.939cm" svg:y="2.657cm">
          <draw:text-box>
            <text:p><text:span text:style-name="T1">33</text:span></text:p>
          </draw:text-box>
        </draw:frame>
        <draw:frame draw:style-name="gr2" draw:text-style-name="P2" draw:layer="layout" svg:width="0.815cm" svg:height="0.569cm" svg:x="5.939cm" svg:y="3.538cm">
          <draw:text-box>
            <text:p><text:span text:style-name="T1">30</text:span></text:p>
          </draw:text-box>
        </draw:frame>
        <draw:frame draw:style-name="gr2" draw:text-style-name="P2" draw:layer="layout" svg:width="0.815cm" svg:height="0.569cm" svg:x="5.939cm" svg:y="3.815cm">
          <draw:text-box>
            <text:p><text:span text:style-name="T1">29</text:span></text:p>
          </draw:text-box>
        </draw:frame>
        <draw:frame draw:style-name="gr2" draw:text-style-name="P2" draw:layer="layout" svg:width="0.815cm" svg:height="0.569cm" svg:x="5.939cm" svg:y="2.954cm">
          <draw:text-box>
            <text:p><text:span text:style-name="T1">32</text:span></text:p>
          </draw:text-box>
        </draw:frame>
        <draw:frame draw:style-name="gr2" draw:text-style-name="P2" draw:layer="layout" svg:width="0.815cm" svg:height="0.569cm" svg:x="5.939cm" svg:y="3.245cm">
          <draw:text-box>
            <text:p><text:span text:style-name="T1">31</text:span></text:p>
          </draw:text-box>
        </draw:frame>
        <draw:frame draw:style-name="gr2" draw:text-style-name="P2" draw:layer="layout" svg:width="0.815cm" svg:height="0.569cm" svg:x="5.939cm" svg:y="4.399cm">
          <draw:text-box>
            <text:p><text:span text:style-name="T1">27</text:span></text:p>
          </draw:text-box>
        </draw:frame>
        <draw:frame draw:style-name="gr9" draw:text-style-name="P2" draw:layer="layout" svg:width="0.815cm" svg:height="0.569cm" svg:x="5.911cm" svg:y="4.692cm">
          <draw:text-box>
            <text:p><text:span text:style-name="T1">26</text:span></text:p>
          </draw:text-box>
        </draw:frame>
        <draw:frame draw:style-name="gr2" draw:text-style-name="P2" draw:layer="layout" svg:width="0.815cm" svg:height="0.569cm" svg:x="5.896cm" svg:y="5.261cm">
          <draw:text-box>
            <text:p><text:span text:style-name="T1">24</text:span></text:p>
          </draw:text-box>
        </draw:frame>
        <draw:frame draw:style-name="gr10" draw:text-style-name="P2" draw:layer="layout" svg:width="0.815cm" svg:height="0.569cm" svg:x="5.939cm" svg:y="4.087cm">
          <draw:text-box>
            <text:p><text:span text:style-name="T1">28</text:span></text:p>
          </draw:text-box>
        </draw:frame>
        <draw:frame draw:style-name="gr2" draw:text-style-name="P2" draw:layer="layout" svg:width="0.815cm" svg:height="0.569cm" svg:x="5.896cm" svg:y="4.983cm">
          <draw:text-box>
            <text:p><text:span text:style-name="T1">25</text:span></text:p>
          </draw:text-box>
        </draw:frame>
        <draw:frame draw:style-name="gr11" draw:text-style-name="P2" draw:layer="layout" svg:width="0.815cm" svg:height="0.569cm" svg:x="5.88cm" svg:y="5.534cm">
          <draw:text-box>
            <text:p><text:span text:style-name="T1">23</text:span></text:p>
          </draw:text-box>
        </draw:frame>
        <draw:frame draw:style-name="gr2" draw:text-style-name="P2" draw:layer="layout" svg:width="0.815cm" svg:height="0.569cm" svg:x="5.881cm" svg:y="5.813cm">
          <draw:text-box>
            <text:p><text:span text:style-name="T1">22</text:span></text:p>
          </draw:text-box>
        </draw:frame>
        <draw:frame draw:style-name="gr12" draw:text-style-name="P2" draw:layer="layout" svg:width="0.815cm" svg:height="0.569cm" svg:x="5.911cm" svg:y="6.086cm">
          <draw:text-box>
            <text:p><text:span text:style-name="T1">21</text:span></text:p>
          </draw:text-box>
        </draw:frame>
        <draw:line draw:style-name="gr1" draw:text-style-name="P1" draw:layer="layout" svg:x1="5.911cm" svg:y1="3.101cm" svg:x2="6.678cm" svg:y2="3.101cm">
          <text:p/>
        </draw:line>
        <draw:line draw:style-name="gr1" draw:text-style-name="P1" draw:layer="layout" svg:x1="5.911cm" svg:y1="3.383cm" svg:x2="6.704cm" svg:y2="3.383cm">
          <text:p/>
        </draw:line>
        <draw:line draw:style-name="gr1" draw:text-style-name="P1" draw:layer="layout" svg:x1="5.911cm" svg:y1="3.67cm" svg:x2="6.704cm" svg:y2="3.67cm">
          <text:p/>
        </draw:line>
        <draw:line draw:style-name="gr1" draw:text-style-name="P1" draw:layer="layout" svg:x1="5.911cm" svg:y1="3.943cm" svg:x2="6.704cm" svg:y2="3.943cm">
          <text:p/>
        </draw:line>
        <draw:line draw:style-name="gr1" draw:text-style-name="P1" draw:layer="layout" svg:x1="5.911cm" svg:y1="4.23cm" svg:x2="6.704cm" svg:y2="4.23cm">
          <text:p/>
        </draw:line>
        <draw:line draw:style-name="gr1" draw:text-style-name="P1" draw:layer="layout" svg:x1="5.911cm" svg:y1="4.514cm" svg:x2="6.704cm" svg:y2="4.514cm">
          <text:p/>
        </draw:line>
        <draw:line draw:style-name="gr1" draw:text-style-name="P1" draw:layer="layout" svg:x1="5.911cm" svg:y1="4.817cm" svg:x2="6.704cm" svg:y2="4.817cm">
          <text:p/>
        </draw:line>
        <draw:line draw:style-name="gr1" draw:text-style-name="P1" draw:layer="layout" svg:x1="5.911cm" svg:y1="5.116cm" svg:x2="6.678cm" svg:y2="5.116cm">
          <text:p/>
        </draw:line>
        <draw:line draw:style-name="gr1" draw:text-style-name="P1" draw:layer="layout" svg:x1="5.911cm" svg:y1="5.398cm" svg:x2="6.704cm" svg:y2="5.398cm">
          <text:p/>
        </draw:line>
        <draw:line draw:style-name="gr1" draw:text-style-name="P1" draw:layer="layout" svg:x1="5.911cm" svg:y1="5.685cm" svg:x2="6.704cm" svg:y2="5.685cm">
          <text:p/>
        </draw:line>
        <draw:line draw:style-name="gr1" draw:text-style-name="P1" draw:layer="layout" svg:x1="5.911cm" svg:y1="5.958cm" svg:x2="6.704cm" svg:y2="5.958cm">
          <text:p/>
        </draw:line>
        <draw:line draw:style-name="gr1" draw:text-style-name="P1" draw:layer="layout" svg:x1="5.911cm" svg:y1="6.245cm" svg:x2="6.704cm" svg:y2="6.245cm">
          <text:p/>
        </draw:line>
        <draw:line draw:style-name="gr1" draw:text-style-name="P1" draw:layer="layout" svg:x1="5.911cm" svg:y1="6.515cm" svg:x2="6.678cm" svg:y2="6.515cm">
          <text:p/>
        </draw:line>
        <draw:frame draw:style-name="gr2" draw:text-style-name="P2" draw:layer="layout" svg:width="0.815cm" svg:height="0.569cm" svg:x="5.95cm" svg:y="0.652cm">
          <draw:text-box>
            <text:p><text:span text:style-name="T1">40</text:span></text:p>
          </draw:text-box>
        </draw:frame>
        <draw:frame draw:style-name="gr2" draw:text-style-name="P2" draw:layer="layout" svg:width="1.086cm" svg:height="0.569cm" svg:x="3.29cm" svg:y="0.763cm">
          <draw:text-box>
            <text:p><text:span text:style-name="T1">P1.0</text:span></text:p>
          </draw:text-box>
        </draw:frame>
        <draw:frame draw:style-name="gr2" draw:text-style-name="P2" draw:layer="layout" svg:width="1.086cm" svg:height="0.569cm" svg:x="3.29cm" svg:y="1.055cm">
          <draw:text-box>
            <text:p><text:span text:style-name="T1">P1.1</text:span></text:p>
          </draw:text-box>
        </draw:frame>
        <draw:frame draw:style-name="gr2" draw:text-style-name="P2" draw:layer="layout" svg:width="1.086cm" svg:height="0.569cm" svg:x="3.29cm" svg:y="1.346cm">
          <draw:text-box>
            <text:p><text:span text:style-name="T1">P1.2</text:span></text:p>
          </draw:text-box>
        </draw:frame>
        <draw:frame draw:style-name="gr2" draw:text-style-name="P2" draw:layer="layout" svg:width="1.086cm" svg:height="0.569cm" svg:x="3.29cm" svg:y="1.638cm">
          <draw:text-box>
            <text:p><text:span text:style-name="T1">P1.3</text:span></text:p>
          </draw:text-box>
        </draw:frame>
        <draw:frame draw:style-name="gr2" draw:text-style-name="P2" draw:layer="layout" svg:width="1.086cm" svg:height="0.569cm" svg:x="3.29cm" svg:y="1.93cm">
          <draw:text-box>
            <text:p><text:span text:style-name="T1">P1.4</text:span></text:p>
          </draw:text-box>
        </draw:frame>
        <draw:frame draw:style-name="gr2" draw:text-style-name="P2" draw:layer="layout" svg:width="1.086cm" svg:height="0.569cm" svg:x="3.29cm" svg:y="2.222cm">
          <draw:text-box>
            <text:p><text:span text:style-name="T1">P1.5</text:span></text:p>
          </draw:text-box>
        </draw:frame>
        <draw:frame draw:style-name="gr2" draw:text-style-name="P2" draw:layer="layout" svg:width="1.086cm" svg:height="0.569cm" svg:x="3.29cm" svg:y="2.513cm">
          <draw:text-box>
            <text:p><text:span text:style-name="T1">P1.6</text:span></text:p>
          </draw:text-box>
        </draw:frame>
        <draw:frame draw:style-name="gr2" draw:text-style-name="P2" draw:layer="layout" svg:width="1.086cm" svg:height="0.569cm" svg:x="3.29cm" svg:y="2.803cm">
          <draw:text-box>
            <text:p><text:span text:style-name="T1">P1.7</text:span></text:p>
          </draw:text-box>
        </draw:frame>
        <draw:frame draw:style-name="gr2" draw:text-style-name="P2" draw:layer="layout" svg:width="1.086cm" svg:height="0.569cm" svg:x="5.028cm" svg:y="1.088cm">
          <draw:text-box>
            <text:p><text:span text:style-name="T1">P0.0</text:span></text:p>
          </draw:text-box>
        </draw:frame>
        <draw:frame draw:style-name="gr2" draw:text-style-name="P2" draw:layer="layout" svg:width="1.086cm" svg:height="0.569cm" svg:x="5.028cm" svg:y="1.374cm">
          <draw:text-box>
            <text:p><text:span text:style-name="T1">P0.1</text:span></text:p>
          </draw:text-box>
        </draw:frame>
        <draw:frame draw:style-name="gr2" draw:text-style-name="P2" draw:layer="layout" svg:width="1.086cm" svg:height="0.569cm" svg:x="5.028cm" svg:y="1.661cm">
          <draw:text-box>
            <text:p><text:span text:style-name="T1">P0.2</text:span></text:p>
          </draw:text-box>
        </draw:frame>
        <draw:frame draw:style-name="gr2" draw:text-style-name="P2" draw:layer="layout" svg:width="1.086cm" svg:height="0.569cm" svg:x="5.028cm" svg:y="1.947cm">
          <draw:text-box>
            <text:p><text:span text:style-name="T1">P0.3</text:span></text:p>
          </draw:text-box>
        </draw:frame>
        <draw:frame draw:style-name="gr2" draw:text-style-name="P2" draw:layer="layout" svg:width="1.086cm" svg:height="0.569cm" svg:x="5.028cm" svg:y="2.233cm">
          <draw:text-box>
            <text:p><text:span text:style-name="T1">P0.4</text:span></text:p>
          </draw:text-box>
        </draw:frame>
        <draw:frame draw:style-name="gr2" draw:text-style-name="P2" draw:layer="layout" svg:width="1.086cm" svg:height="0.569cm" svg:x="5.028cm" svg:y="2.519cm">
          <draw:text-box>
            <text:p><text:span text:style-name="T1">P0.5</text:span></text:p>
          </draw:text-box>
        </draw:frame>
        <draw:frame draw:style-name="gr2" draw:text-style-name="P2" draw:layer="layout" svg:width="1.086cm" svg:height="0.569cm" svg:x="5.028cm" svg:y="2.806cm">
          <draw:text-box>
            <text:p><text:span text:style-name="T1">P0.6</text:span></text:p>
          </draw:text-box>
        </draw:frame>
        <draw:frame draw:style-name="gr2" draw:text-style-name="P2" draw:layer="layout" svg:width="1.086cm" svg:height="0.569cm" svg:x="5.028cm" svg:y="3.09cm">
          <draw:text-box>
            <text:p><text:span text:style-name="T1">P0.7</text:span></text:p>
          </draw:text-box>
        </draw:frame>
        <draw:frame draw:style-name="gr2" draw:text-style-name="P2" draw:layer="layout" svg:width="1.086cm" svg:height="0.569cm" svg:x="5.028cm" svg:y="4.195cm">
          <draw:text-box>
            <text:p><text:span text:style-name="T1">P2.7</text:span></text:p>
          </draw:text-box>
        </draw:frame>
        <draw:frame draw:style-name="gr2" draw:text-style-name="P2" draw:layer="layout" svg:width="1.086cm" svg:height="0.569cm" svg:x="5.028cm" svg:y="4.487cm">
          <draw:text-box>
            <text:p><text:span text:style-name="T1">P2.6</text:span></text:p>
          </draw:text-box>
        </draw:frame>
        <draw:frame draw:style-name="gr2" draw:text-style-name="P2" draw:layer="layout" svg:width="1.086cm" svg:height="0.569cm" svg:x="5.028cm" svg:y="4.778cm">
          <draw:text-box>
            <text:p><text:span text:style-name="T1">P2.5</text:span></text:p>
          </draw:text-box>
        </draw:frame>
        <draw:frame draw:style-name="gr2" draw:text-style-name="P2" draw:layer="layout" svg:width="1.086cm" svg:height="0.569cm" svg:x="5.028cm" svg:y="5.07cm">
          <draw:text-box>
            <text:p><text:span text:style-name="T1">P2.4</text:span></text:p>
          </draw:text-box>
        </draw:frame>
        <draw:frame draw:style-name="gr2" draw:text-style-name="P2" draw:layer="layout" svg:width="1.086cm" svg:height="0.569cm" svg:x="5.028cm" svg:y="5.362cm">
          <draw:text-box>
            <text:p><text:span text:style-name="T1">P2.3</text:span></text:p>
          </draw:text-box>
        </draw:frame>
        <draw:frame draw:style-name="gr13" draw:text-style-name="P2" draw:layer="layout" svg:width="1.086cm" svg:height="0.569cm" svg:x="5.028cm" svg:y="5.654cm">
          <draw:text-box>
            <text:p><text:span text:style-name="T1">P2.2</text:span></text:p>
          </draw:text-box>
        </draw:frame>
        <draw:frame draw:style-name="gr2" draw:text-style-name="P2" draw:layer="layout" svg:width="1.086cm" svg:height="0.569cm" svg:x="5.028cm" svg:y="5.945cm">
          <draw:text-box>
            <text:p><text:span text:style-name="T1">P2.1</text:span></text:p>
          </draw:text-box>
        </draw:frame>
        <draw:frame draw:style-name="gr2" draw:text-style-name="P2" draw:layer="layout" svg:width="1.086cm" svg:height="0.569cm" svg:x="5.028cm" svg:y="6.235cm">
          <draw:text-box>
            <text:p><text:span text:style-name="T1">P2.0</text:span></text:p>
          </draw:text-box>
        </draw:frame>
        <draw:frame draw:style-name="gr2" draw:text-style-name="P2" draw:layer="layout" svg:width="1.086cm" svg:height="0.569cm" svg:x="3.275cm" svg:y="3.349cm">
          <draw:text-box>
            <text:p><text:span text:style-name="T1">P3.0</text:span></text:p>
          </draw:text-box>
        </draw:frame>
        <draw:frame draw:style-name="gr2" draw:text-style-name="P2" draw:layer="layout" svg:width="1.086cm" svg:height="0.569cm" svg:x="3.275cm" svg:y="3.641cm">
          <draw:text-box>
            <text:p><text:span text:style-name="T1">P3.1</text:span></text:p>
          </draw:text-box>
        </draw:frame>
        <draw:frame draw:style-name="gr2" draw:text-style-name="P2" draw:layer="layout" svg:width="1.086cm" svg:height="0.569cm" svg:x="3.275cm" svg:y="3.932cm">
          <draw:text-box>
            <text:p><text:span text:style-name="T1">P3.2</text:span></text:p>
          </draw:text-box>
        </draw:frame>
        <draw:frame draw:style-name="gr2" draw:text-style-name="P2" draw:layer="layout" svg:width="1.086cm" svg:height="0.569cm" svg:x="3.275cm" svg:y="4.224cm">
          <draw:text-box>
            <text:p><text:span text:style-name="T1">P3.3</text:span></text:p>
          </draw:text-box>
        </draw:frame>
        <draw:frame draw:style-name="gr2" draw:text-style-name="P2" draw:layer="layout" svg:width="1.086cm" svg:height="0.569cm" svg:x="3.275cm" svg:y="4.516cm">
          <draw:text-box>
            <text:p><text:span text:style-name="T1">P3.4</text:span></text:p>
          </draw:text-box>
        </draw:frame>
        <draw:frame draw:style-name="gr13" draw:text-style-name="P2" draw:layer="layout" svg:width="1.086cm" svg:height="0.569cm" svg:x="3.275cm" svg:y="4.808cm">
          <draw:text-box>
            <text:p><text:span text:style-name="T1">P3.5</text:span></text:p>
          </draw:text-box>
        </draw:frame>
        <draw:frame draw:style-name="gr2" draw:text-style-name="P2" draw:layer="layout" svg:width="1.086cm" svg:height="0.569cm" svg:x="3.275cm" svg:y="5.099cm">
          <draw:text-box>
            <text:p><text:span text:style-name="T1">P3.6</text:span></text:p>
          </draw:text-box>
        </draw:frame>
        <draw:frame draw:style-name="gr2" draw:text-style-name="P2" draw:layer="layout" svg:width="1.086cm" svg:height="0.569cm" svg:x="3.275cm" svg:y="5.389cm">
          <draw:text-box>
            <text:p><text:span text:style-name="T1">P3.7</text:span></text:p>
          </draw:text-box>
        </draw:frame>
        <draw:frame draw:style-name="gr2" draw:text-style-name="P2" draw:layer="layout" svg:width="1.099cm" svg:height="0.569cm" svg:x="5.028cm" svg:y="0.812cm">
          <draw:text-box>
            <text:p><text:span text:style-name="T1">VDD</text:span></text:p>
          </draw:text-box>
        </draw:frame>
        <draw:frame draw:style-name="gr2" draw:text-style-name="P2" draw:layer="layout" svg:width="1.069cm" svg:height="0.569cm" svg:x="3.29cm" svg:y="3.06cm">
          <draw:text-box>
            <text:p><text:span text:style-name="T1">RST</text:span></text:p>
          </draw:text-box>
        </draw:frame>
        <draw:frame draw:style-name="gr2" draw:text-style-name="P2" draw:layer="layout" svg:width="1.179cm" svg:height="0.569cm" svg:x="3.289cm" svg:y="5.643cm">
          <draw:text-box>
            <text:p><text:span text:style-name="T1">XTL1</text:span></text:p>
          </draw:text-box>
        </draw:frame>
        <draw:frame draw:style-name="gr2" draw:text-style-name="P2" draw:layer="layout" svg:width="1.179cm" svg:height="0.569cm" svg:x="3.291cm" svg:y="5.936cm">
          <draw:text-box>
            <text:p><text:span text:style-name="T1">XTL2</text:span></text:p>
          </draw:text-box>
        </draw:frame>
        <draw:frame draw:style-name="gr2" draw:text-style-name="P2" draw:layer="layout" svg:width="1.129cm" svg:height="0.569cm" svg:x="3.291cm" svg:y="6.21cm">
          <draw:text-box>
            <text:p><text:span text:style-name="T1">GND</text:span></text:p>
          </draw:text-box>
        </draw:frame>
        <draw:frame draw:style-name="gr2" draw:text-style-name="P2" draw:layer="layout" svg:width="1.277cm" svg:height="0.569cm" svg:x="4.86cm" svg:y="3.935cm">
          <draw:text-box>
            <text:p><text:span text:style-name="T1">PSEN</text:span></text:p>
          </draw:text-box>
        </draw:frame>
        <draw:frame draw:style-name="gr2" draw:text-style-name="P2" draw:layer="layout" svg:width="1.04cm" svg:height="0.569cm" svg:x="5.09cm" svg:y="3.673cm">
          <draw:text-box>
            <text:p><text:span text:style-name="T1">ALE</text:span></text:p>
          </draw:text-box>
        </draw:frame>
        <draw:frame draw:style-name="gr2" draw:text-style-name="P2" draw:layer="layout" svg:width="0.883cm" svg:height="0.569cm" svg:x="5.046cm" svg:y="3.366cm">
          <draw:text-box>
            <text:p><text:span text:style-name="T1">EA</text:span></text:p>
          </draw:text-box>
        </draw:frame>
        <draw:frame draw:style-name="gr2" draw:text-style-name="P2" draw:layer="layout" svg:width="1.069cm" svg:height="0.569cm" svg:x="1.818cm" svg:y="3.367cm">
          <draw:text-box>
            <text:p><text:span text:style-name="T1">TXD</text:span></text:p>
          </draw:text-box>
        </draw:frame>
        <draw:frame draw:style-name="gr2" draw:text-style-name="P2" draw:layer="layout" svg:width="1.116cm" svg:height="0.569cm" svg:x="1.771cm" svg:y="3.674cm">
          <draw:text-box>
            <text:p><text:span text:style-name="T1">INT0</text:span></text:p>
          </draw:text-box>
        </draw:frame>
        <draw:frame draw:style-name="gr14" draw:text-style-name="P2" draw:layer="layout" svg:width="1.116cm" svg:height="0.979cm" svg:x="1.771cm" svg:y="3.968cm">
          <draw:text-box>
            <text:p><text:span text:style-name="T1">INT1</text:span></text:p>
          </draw:text-box>
        </draw:frame>
        <draw:frame draw:style-name="gr2" draw:text-style-name="P2" draw:layer="layout" svg:width="0.832cm" svg:height="0.569cm" svg:x="2.101cm" svg:y="4.52cm">
          <draw:text-box>
            <text:p><text:span text:style-name="T1">T0</text:span></text:p>
          </draw:text-box>
        </draw:frame>
        <draw:frame draw:style-name="gr15" draw:text-style-name="P2" draw:layer="layout" svg:width="0.832cm" svg:height="0.569cm" svg:x="2.101cm" svg:y="4.812cm">
          <draw:text-box>
            <text:p><text:span text:style-name="T1">T1</text:span></text:p>
          </draw:text-box>
        </draw:frame>
        <draw:frame draw:style-name="gr2" draw:text-style-name="P2" draw:layer="layout" svg:width="0.972cm" svg:height="0.569cm" svg:x="1.975cm" svg:y="5.106cm">
          <draw:text-box>
            <text:p><text:span text:style-name="T1">WR</text:span></text:p>
          </draw:text-box>
        </draw:frame>
        <draw:frame draw:style-name="gr2" draw:text-style-name="P2" draw:layer="layout" svg:width="0.908cm" svg:height="0.569cm" svg:x="2.025cm" svg:y="5.397cm">
          <draw:text-box>
            <text:p><text:span text:style-name="T1">RD</text:span></text:p>
          </draw:text-box>
        </draw:frame>
        <draw:frame draw:style-name="gr2" draw:text-style-name="P2" draw:layer="layout" svg:width="1.099cm" svg:height="0.569cm" svg:x="1.788cm" svg:y="3.107cm">
          <draw:text-box>
            <text:p><text:span text:style-name="T1">RXD</text:span></text:p>
          </draw:text-box>
        </draw:frame>
        <draw:frame draw:style-name="gr2" draw:text-style-name="P2" draw:layer="layout" svg:width="0.849cm" svg:height="0.569cm" svg:x="6.508cm" svg:y="6.213cm">
          <draw:text-box>
            <text:p><text:span text:style-name="T1">A8</text:span></text:p>
          </draw:text-box>
        </draw:frame>
        <draw:frame draw:style-name="gr2" draw:text-style-name="P2" draw:layer="layout" svg:width="0.849cm" svg:height="0.569cm" svg:x="6.508cm" svg:y="5.937cm">
          <draw:text-box>
            <text:p><text:span text:style-name="T1">A9</text:span></text:p>
          </draw:text-box>
        </draw:frame>
        <draw:frame draw:style-name="gr2" draw:text-style-name="P2" draw:layer="layout" svg:width="1.006cm" svg:height="0.569cm" svg:x="6.508cm" svg:y="5.645cm">
          <draw:text-box>
            <text:p><text:span text:style-name="T1">A10</text:span></text:p>
          </draw:text-box>
        </draw:frame>
        <draw:frame draw:style-name="gr2" draw:text-style-name="P2" draw:layer="layout" svg:width="0.985cm" svg:height="0.569cm" svg:x="6.508cm" svg:y="5.367cm">
          <draw:text-box>
            <text:p><text:span text:style-name="T1">A11</text:span></text:p>
          </draw:text-box>
        </draw:frame>
        <draw:frame draw:style-name="gr2" draw:text-style-name="P2" draw:layer="layout" svg:width="1.006cm" svg:height="0.569cm" svg:x="6.508cm" svg:y="5.09cm">
          <draw:text-box>
            <text:p><text:span text:style-name="T1">A12</text:span></text:p>
          </draw:text-box>
        </draw:frame>
        <draw:frame draw:style-name="gr2" draw:text-style-name="P2" draw:layer="layout" svg:width="1.006cm" svg:height="0.569cm" svg:x="6.508cm" svg:y="4.799cm">
          <draw:text-box>
            <text:p><text:span text:style-name="T1">A13</text:span></text:p>
          </draw:text-box>
        </draw:frame>
        <draw:frame draw:style-name="gr2" draw:text-style-name="P2" draw:layer="layout" svg:width="1.006cm" svg:height="0.569cm" svg:x="6.508cm" svg:y="4.521cm">
          <draw:text-box>
            <text:p><text:span text:style-name="T1">A14</text:span></text:p>
          </draw:text-box>
        </draw:frame>
        <draw:frame draw:style-name="gr2" draw:text-style-name="P2" draw:layer="layout" svg:width="1.006cm" svg:height="0.569cm" svg:x="6.508cm" svg:y="4.214cm">
          <draw:text-box>
            <text:p><text:span text:style-name="T1">A15</text:span></text:p>
          </draw:text-box>
        </draw:frame>
        <draw:frame draw:style-name="gr2" draw:text-style-name="P2" draw:layer="layout" svg:width="1.052cm" svg:height="0.569cm" svg:x="6.539cm" svg:y="2.778cm">
          <draw:text-box>
            <text:p><text:span text:style-name="T1">AD6</text:span></text:p>
          </draw:text-box>
        </draw:frame>
        <draw:frame draw:style-name="gr2" draw:text-style-name="P2" draw:layer="layout" svg:width="1.052cm" svg:height="0.569cm" svg:x="6.539cm" svg:y="2.491cm">
          <draw:text-box>
            <text:p><text:span text:style-name="T1">AD5</text:span></text:p>
          </draw:text-box>
        </draw:frame>
        <draw:frame draw:style-name="gr2" draw:text-style-name="P2" draw:layer="layout" svg:width="1.052cm" svg:height="0.569cm" svg:x="6.539cm" svg:y="2.205cm">
          <draw:text-box>
            <text:p><text:span text:style-name="T1">AD4</text:span></text:p>
          </draw:text-box>
        </draw:frame>
        <draw:frame draw:style-name="gr2" draw:text-style-name="P2" draw:layer="layout" svg:width="1.052cm" svg:height="0.569cm" svg:x="6.539cm" svg:y="1.919cm">
          <draw:text-box>
            <text:p><text:span text:style-name="T1">AD3</text:span></text:p>
          </draw:text-box>
        </draw:frame>
        <draw:frame draw:style-name="gr2" draw:text-style-name="P2" draw:layer="layout" svg:width="1.052cm" svg:height="0.569cm" svg:x="6.539cm" svg:y="1.633cm">
          <draw:text-box>
            <text:p><text:span text:style-name="T1">AD2</text:span></text:p>
          </draw:text-box>
        </draw:frame>
        <draw:frame draw:style-name="gr2" draw:text-style-name="P2" draw:layer="layout" svg:width="1.052cm" svg:height="0.569cm" svg:x="6.539cm" svg:y="1.346cm">
          <draw:text-box>
            <text:p><text:span text:style-name="T1">AD1</text:span></text:p>
          </draw:text-box>
        </draw:frame>
        <draw:frame draw:style-name="gr2" draw:text-style-name="P2" draw:layer="layout" svg:width="1.052cm" svg:height="0.569cm" svg:x="6.539cm" svg:y="1.06cm">
          <draw:text-box>
            <text:p><text:span text:style-name="T1">AD0</text:span></text:p>
          </draw:text-box>
        </draw:frame>
        <draw:frame draw:style-name="gr2" draw:text-style-name="P2" draw:layer="layout" svg:width="1.052cm" svg:height="0.569cm" svg:x="6.539cm" svg:y="3.062cm">
          <draw:text-box>
            <text:p><text:span text:style-name="T1">AD7</text:span></text:p>
          </draw:text-box>
        </draw:frame>
        <draw:frame draw:style-name="gr2" draw:text-style-name="P3" draw:layer="layout" svg:width="1.45cm" svg:height="0.725cm" draw:transform="rotate (1.5707963267949) translate (4.337cm 3.375cm)">
          <draw:text-box>
            <text:p><text:span text:style-name="T2">8051</text:span></text:p>
          </draw:text-box>
        </draw:frame>
        <draw:path draw:style-name="gr16" draw:text-style-name="P1" xml:id="id2" draw:id="id2" draw:layer="layout" svg:width="2.403cm" svg:height="6.044cm" svg:x="3.501cm" svg:y="0.731cm" svg:viewBox="0 0 2404 6045" svg:d="m1226 137c83 0 148-58 159-137h1019v6045h-2404v-6045h1067c11 79 76 137 159 137z">
          <text:p/>
        </draw:path>
        <draw:frame draw:style-name="gr2" draw:text-style-name="P4" xml:id="id1" draw:id="id1" draw:layer="layout" svg:width="1.099cm" svg:height="0.802cm" svg:x="7.614cm" svg:y="0.353cm">
          <draw:text-box>
            <text:p><text:span text:style-name="T3">نشان</text:span></text:p>
          </draw:text-box>
        </draw:frame>
        <draw:connector draw:style-name="gr17" draw:text-style-name="P1" draw:layer="layout" draw:type="curve" draw:line-skew="0.2cm 0.236cm" svg:x1="7.614cm" svg:y1="0.754cm" svg:x2="4.703cm" svg:y2="0.731cm" draw:start-shape="id1" draw:start-glue-point="3" draw:end-shape="id2" draw:end-glue-point="0" svg:d="m7614 754c-981 0-817-144-1300-249s-1611-171-1611 226">
          <text:p/>
        </draw:connector>
        <draw:frame draw:style-name="gr2" draw:text-style-name="P4" xml:id="id3" draw:id="id3" draw:layer="layout" svg:width="1.463cm" svg:height="0.802cm" svg:x="0.757cm" svg:y="0.27cm">
          <draw:text-box>
            <text:p><text:span text:style-name="T3">پہلی پنیہ</text:span></text:p>
          </draw:text-box>
        </draw:frame>
        <draw:connector draw:style-name="gr17" draw:text-style-name="P1" draw:layer="layout" draw:type="curve" svg:x1="2.22cm" svg:y1="0.671cm" svg:x2="2.723cm" svg:y2="1.067cm" draw:start-shape="id3" draw:start-glue-point="1" draw:end-shape="id4" draw:end-glue-point="3" svg:d="m2220 671c336 0 503 132 503 396">
          <text:p/>
        </draw:connector>
        <draw:frame draw:style-name="gr18" draw:text-style-name="P4" draw:layer="layout" svg:width="1.433cm" svg:height="0.956cm" svg:x="7.513cm" svg:y="1.369cm">
          <draw:text-box>
            <text:p><text:span text:style-name="T3">صفر راہ</text:span></text:p>
          </draw:text-box>
        </draw:frame>
        <draw:frame draw:style-name="gr2" draw:text-style-name="P5" draw:layer="layout" svg:width="0.93cm" svg:height="0.645cm" svg:x="7.751cm" svg:y="2.329cm">
          <draw:text-box>
            <text:p><text:span text:style-name="T4">P0</text:span></text:p>
          </draw:text-box>
        </draw:frame>
        <draw:custom-shape draw:style-name="gr19" draw:text-style-name="P1" draw:layer="layout" svg:width="0.54cm" svg:height="2.286cm" svg:x="7.41cm" svg:y="1.21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" draw:text-style-name="P4" draw:layer="layout" svg:width="1.772cm" svg:height="0.839cm" svg:x="7.453cm" svg:y="4.507cm">
          <draw:text-box>
            <text:p><text:span text:style-name="T3">دوسری راہ</text:span></text:p>
          </draw:text-box>
        </draw:frame>
        <draw:frame draw:style-name="gr21" draw:text-style-name="P4" draw:layer="layout" svg:width="1.704cm" svg:height="0.802cm" svg:x="0.178cm" svg:y="3.755cm">
          <draw:text-box>
            <text:p><text:span text:style-name="T3">تیسری راہ</text:span></text:p>
          </draw:text-box>
        </draw:frame>
        <draw:frame draw:style-name="gr2" draw:text-style-name="P4" draw:layer="layout" svg:width="1.391cm" svg:height="0.802cm" svg:x="0.89cm" svg:y="1.109cm">
          <draw:text-box>
            <text:p text:style-name="P6"><text:span text:style-name="T3">پہلی راہ</text:span></text:p>
          </draw:text-box>
        </draw:frame>
        <draw:custom-shape draw:style-name="gr19" draw:text-style-name="P1" draw:layer="layout" svg:width="0.54cm" svg:height="2.268cm" svg:x="7.283cm" svg:y="4.32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9" draw:text-style-name="P1" draw:layer="layout" svg:width="0.45cm" svg:height="2.142cm" svg:x="1.506cm" svg:y="3.571cm">
          <text:p/>
          <draw:enhanced-geometry svg:viewBox="0 0 21600 21600" draw:glue-points="21600 0 0 10800 21600 21600" draw:text-areas="13800 ?f9 21600 ?f10" draw:type="left-brace" draw:modifiers="1800 11514.669134659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" draw:layer="layout" svg:width="0.45cm" svg:height="2.142cm" svg:x="2.046cm" svg:y="0.979cm">
          <text:p/>
          <draw:enhanced-geometry svg:viewBox="0 0 21600 21600" draw:glue-points="21600 0 0 10800 21600 21600" draw:text-areas="13800 ?f9 21600 ?f10" draw:type="left-brace" draw:modifiers="1800 11514.669134659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5" draw:layer="layout" svg:width="0.93cm" svg:height="0.645cm" svg:x="1.218cm" svg:y="2.006cm">
          <draw:text-box>
            <text:p><text:span text:style-name="T4">P1</text:span></text:p>
          </draw:text-box>
        </draw:frame>
        <draw:frame draw:style-name="gr2" draw:text-style-name="P5" draw:layer="layout" svg:width="0.93cm" svg:height="0.645cm" svg:x="0.786cm" svg:y="4.76cm">
          <draw:text-box>
            <text:p><text:span text:style-name="T4">P3</text:span></text:p>
          </draw:text-box>
        </draw:frame>
        <draw:frame draw:style-name="gr2" draw:text-style-name="P5" draw:layer="layout" svg:width="0.93cm" svg:height="0.645cm" svg:x="7.769cm" svg:y="5.462cm">
          <draw:text-box>
            <text:p><text:span text:style-name="T4">P2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9.525cm" fo:page-height="7.36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1-11-08T13:30:30</dc:date>
    <dc:creator>khalid </dc:creator>
    <meta:editing-duration>PT8M30S</meta:editing-duration>
    <meta:editing-cycles>3</meta:editing-cycles>
    <meta:generator>LibreOffice/3.4$Linux LibreOffice_project/340m1$Build-302</meta:generator>
    <meta:document-statistic meta:object-count="162"/>
  </office:meta>
</office:document-meta>
</file>